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a2e2" officeooo:paragraph-rsid="0006a2e2"/>
    </style:style>
    <style:style style:name="P2" style:family="paragraph" style:parent-style-name="Standard" style:list-style-name="L1">
      <style:text-properties officeooo:rsid="00082f61" officeooo:paragraph-rsid="00082f61"/>
    </style:style>
    <style:style style:name="P3" style:family="paragraph" style:parent-style-name="Standard">
      <style:text-properties fo:font-weight="bold" officeooo:rsid="00082f61" officeooo:paragraph-rsid="00082f61" style:font-weight-asian="bold" style:font-weight-complex="bold"/>
    </style:style>
    <style:style style:name="T1" style:family="text">
      <style:text-properties officeooo:rsid="000abb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62118815" text:style-name="L1">
        <text:list-item>
          <text:p text:style-name="P1">A</text:p>
        </text:list-item>
        <text:list-item>
          <text:p text:style-name="P1">C</text:p>
        </text:list-item>
        <text:list-item>
          <text:p text:style-name="P1">B</text:p>
        </text:list-item>
        <text:list-item>
          <text:p text:style-name="P1">B</text:p>
        </text:list-item>
        <text:list-item>
          <text:p text:style-name="P1">C</text:p>
        </text:list-item>
        <text:list-item>
          <text:p text:style-name="P1">D</text:p>
        </text:list-item>
        <text:list-item>
          <text:p text:style-name="P1">A</text:p>
        </text:list-item>
        <text:list-item>
          <text:p text:style-name="P1">C</text:p>
        </text:list-item>
        <text:list-item>
          <text:p text:style-name="P1">C</text:p>
        </text:list-item>
        <text:list-item>
          <text:p text:style-name="P1">D</text:p>
        </text:list-item>
        <text:list-item>
          <text:p text:style-name="P1">B</text:p>
        </text:list-item>
        <text:list-item>
          <text:p text:style-name="P1">C</text:p>
        </text:list-item>
        <text:list-item>
          <text:p text:style-name="P1">D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D</text:p>
        </text:list-item>
        <text:list-item>
          <text:p text:style-name="P2">B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A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C</text:p>
        </text:list-item>
        <text:list-item>
          <text:p text:style-name="P2">D</text:p>
        </text:list-item>
        <text:list-item>
          <text:p text:style-name="P2">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weight="bold" officeooo:rsid="00082f61" officeooo:paragraph-rsid="00082f61" style:font-weight-asian="bold" style:font-weight-complex="bold"/>
    </style:style>
    <style:style style:name="MT1" style:family="text">
      <style:text-properties officeooo:rsid="000abb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D <text:span text:style-name="MT1">8 2020 SERIES 0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26:21.440245624</meta:creation-date>
    <dc:date>2020-06-03T20:07:09.328946096</dc:date>
    <meta:editing-duration>PT9M17S</meta:editing-duration>
    <meta:editing-cycles>1</meta:editing-cycles>
    <meta:document-statistic meta:table-count="0" meta:image-count="0" meta:object-count="0" meta:page-count="1" meta:paragraph-count="31" meta:word-count="65" meta:character-count="132" meta:non-whitespace-character-count="128"/>
    <meta:generator>LibreOffice/6.0.7.3$Linux_X86_64 LibreOffice_project/00m0$Build-3</meta:generator>
  </office:meta>
</office:document-meta>
</file>